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6F0000005D77C8794E.pn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able_20_Contents">
      <style:text-properties fo:language="es" fo:country="ES" style:language-asian="zxx" style:country-asian="none"/>
    </style:style>
    <style:style style:name="P2" style:family="paragraph" style:parent-style-name="Table_20_Contents">
      <style:paragraph-properties fo:text-align="center" style:justify-single-word="false"/>
      <style:text-properties style:font-name="Arial" fo:font-size="10pt" fo:language="es" fo:country="ES" fo:font-weight="bold" style:font-size-asian="10pt" style:font-weight-asian="bold" style:font-name-complex="Arial" style:font-weight-complex="bold"/>
    </style:style>
    <style:style style:name="P3" style:family="paragraph" style:parent-style-name="Table_20_Contents">
      <style:paragraph-properties fo:text-align="center" style:justify-single-word="false"/>
      <style:text-properties style:font-name="Arial" fo:font-size="10pt" fo:language="es" fo:country="ES" style:font-size-asian="10pt" style:font-name-complex="Arial"/>
    </style:style>
    <style:style style:name="P4" style:family="paragraph" style:parent-style-name="Standard">
      <style:paragraph-properties fo:text-align="justify" style:justify-single-word="false" style:snap-to-layout-grid="false"/>
      <style:text-properties style:use-window-font-color="true" style:font-name="Arial" fo:font-size="12pt" fo:language="es" fo:country="ES" officeooo:paragraph-rsid="0007071e" style:font-name-asian="Times New Roman" style:font-size-asian="12pt" style:language-asian="zxx" style:country-asian="none" style:font-name-complex="Arial" style:font-size-complex="12pt" style:language-complex="ar" style:country-complex="SA"/>
    </style:style>
    <style:style style:name="P5" style:family="paragraph" style:parent-style-name="Standard">
      <style:paragraph-properties fo:text-align="justify" style:justify-single-word="false" style:snap-to-layout-grid="false"/>
      <style:text-properties style:use-window-font-color="true" style:font-name="Arial" fo:font-size="12pt" fo:language="es" fo:country="ES" fo:font-weight="normal" officeooo:paragraph-rsid="0007071e"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6" style:family="paragraph" style:parent-style-name="Text_20_body">
      <style:paragraph-properties fo:text-align="start" style:justify-single-word="false"/>
      <style:text-properties style:font-name="Arial" fo:language="es" fo:country="ES" style:font-name-complex="Arial"/>
    </style:style>
    <style:style style:name="P7" style:family="paragraph" style:parent-style-name="Text_20_body">
      <style:paragraph-properties fo:text-align="justify" style:justify-single-word="false"/>
      <style:text-properties style:font-name="Arial" fo:language="es" fo:country="ES" style:font-name-complex="Arial"/>
    </style:style>
    <style:style style:name="P8" style:family="paragraph" style:parent-style-name="Text_20_body" style:list-style-name="WW8Num52">
      <style:paragraph-properties fo:text-align="justify" style:justify-single-word="false"/>
      <style:text-properties style:font-name="Arial" fo:language="es" fo:country="ES" style:font-name-complex="Arial"/>
    </style:style>
    <style:style style:name="P9" style:family="paragraph" style:parent-style-name="Text_20_body">
      <style:paragraph-properties fo:text-align="start" style:justify-single-word="false"/>
      <style:text-properties style:font-name="Arial" fo:font-size="12pt" fo:language="es" fo:country="ES" style:font-size-asian="12pt" style:font-name-complex="Arial" style:font-size-complex="12pt"/>
    </style:style>
    <style:style style:name="P10" style:family="paragraph" style:parent-style-name="Text_20_body">
      <style:text-properties style:font-name="Arial" officeooo:paragraph-rsid="0007071e"/>
    </style:style>
    <style:style style:name="P11" style:family="paragraph" style:parent-style-name="Text_20_body">
      <style:text-properties style:font-name="Arial" officeooo:rsid="0007071e" officeooo:paragraph-rsid="0007071e"/>
    </style:style>
    <style:style style:name="P12" style:family="paragraph" style:parent-style-name="Text_20_body" style:list-style-name="WW8Num2">
      <style:paragraph-properties fo:margin-left="2.501cm" fo:margin-right="0cm" fo:text-align="justify" style:justify-single-word="false" fo:text-indent="-0.635cm" style:auto-text-indent="false">
        <style:tab-stops>
          <style:tab-stop style:position="1.328cm"/>
        </style:tab-stops>
      </style:paragraph-properties>
      <style:text-properties style:font-name="Arial" fo:language="es" fo:country="ES" style:font-name-complex="Arial"/>
    </style:style>
    <style:style style:name="P13" style:family="paragraph" style:parent-style-name="Text_20_body" style:list-style-name="WW8Num2">
      <style:paragraph-properties fo:margin-left="1.328cm" fo:margin-right="0cm" fo:text-align="justify" style:justify-single-word="false" fo:text-indent="-0.635cm" style:auto-text-indent="false">
        <style:tab-stops>
          <style:tab-stop style:position="1.328cm"/>
        </style:tab-stops>
      </style:paragraph-properties>
      <style:text-properties style:font-name="Arial" fo:language="es" fo:country="ES" style:font-name-complex="Arial"/>
    </style:style>
    <style:style style:name="P14" style:family="paragraph" style:parent-style-name="Text_20_body" style:list-style-name="WW8Num2">
      <style:paragraph-properties fo:margin-left="1.328cm" fo:margin-right="0cm" fo:margin-top="0.212cm" fo:margin-bottom="0.212cm" style:contextual-spacing="false" fo:text-align="justify" style:justify-single-word="false" fo:text-indent="-0.635cm" style:auto-text-indent="false">
        <style:tab-stops>
          <style:tab-stop style:position="1.328cm"/>
        </style:tab-stops>
      </style:paragraph-properties>
      <style:text-properties style:font-name="Arial" fo:language="es" fo:country="ES" style:font-name-complex="Arial"/>
    </style:style>
    <style:style style:name="P15" style:family="paragraph" style:parent-style-name="List" style:list-style-name="L1">
      <style:paragraph-properties>
        <style:tab-stops>
          <style:tab-stop style:position="2.54cm"/>
        </style:tab-stops>
      </style:paragraph-properties>
      <style:text-properties style:font-name="Arial" fo:font-weight="normal" officeooo:paragraph-rsid="0007071e" style:font-weight-asian="normal" style:font-weight-complex="normal"/>
    </style:style>
    <style:style style:name="P16" style:family="paragraph" style:parent-style-name="List" style:list-style-name="L1">
      <style:paragraph-properties fo:margin-top="0.212cm" fo:margin-bottom="0.212cm" style:contextual-spacing="false">
        <style:tab-stops>
          <style:tab-stop style:position="2.54cm"/>
        </style:tab-stops>
      </style:paragraph-properties>
      <style:text-properties style:font-name="Arial" fo:font-size="12pt" fo:font-weight="normal" officeooo:paragraph-rsid="0007071e" style:font-size-asian="12pt" style:font-weight-asian="normal" style:font-size-complex="12pt" style:font-weight-complex="normal"/>
    </style:style>
    <style:style style:name="P17" style:family="paragraph" style:parent-style-name="Heading_20_3">
      <style:text-properties style:font-name="Arial" officeooo:paragraph-rsid="0007071e"/>
    </style:style>
    <style:style style:name="P18" style:family="paragraph" style:parent-style-name="Heading_20_3" style:list-style-name="WW8Num36">
      <style:paragraph-properties fo:margin-top="0.212cm" fo:margin-bottom="0.212cm" style:contextual-spacing="false" fo:break-before="page"/>
      <style:text-properties style:font-name="Arial" fo:font-size="12pt" officeooo:paragraph-rsid="0007071e" style:font-size-asian="12pt" style:font-size-complex="12pt"/>
    </style:style>
    <style:style style:name="P19" style:family="paragraph" style:parent-style-name="Heading_20_3" style:list-style-name="WW8Num36">
      <style:paragraph-properties fo:margin-top="0.212cm" fo:margin-bottom="0.212cm" style:contextual-spacing="false"/>
      <style:text-properties style:font-name="Arial" fo:font-size="12pt" style:font-size-asian="12pt" style:font-size-complex="12pt"/>
    </style:style>
    <style:style style:name="P20" style:family="paragraph" style:parent-style-name="Heading_20_3" style:list-style-name="WW8Num36">
      <style:paragraph-properties fo:margin-top="0.212cm" fo:margin-bottom="0.212cm" style:contextual-spacing="false"/>
      <style:text-properties style:font-name="Arial" fo:font-size="12pt" officeooo:paragraph-rsid="0007071e" style:font-size-asian="12pt" style:font-size-complex="12pt"/>
    </style:style>
    <style:style style:name="P21" style:family="paragraph" style:parent-style-name="Heading_20_4">
      <style:text-properties style:font-name="Arial" officeooo:paragraph-rsid="0007071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style:font-size-complex="12pt"/>
    </style:style>
    <style:style style:name="T5" style:family="text">
      <style:text-properties style:font-name-asian="Arial" style:font-size-complex="12pt"/>
    </style:style>
    <style:style style:name="T6" style:family="text">
      <style:text-properties fo:font-size="11pt" style:font-name-asian="Arial" style:font-size-asian="11pt" style:font-size-complex="11pt"/>
    </style:style>
    <style:style style:name="T7" style:family="text">
      <style:text-properties officeooo:rsid="0007071e"/>
    </style:style>
    <style:style style:name="T8" style:family="text">
      <style:text-properties officeooo:rsid="00085eef"/>
    </style:style>
    <style:style style:name="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47cm" fo:text-indent="-0.635cm" fo:margin-left="1.24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2cm" fo:text-indent="-0.635cm" fo:margin-left="1.88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17cm" fo:text-indent="-0.635cm" fo:margin-left="2.51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2cm" fo:text-indent="-0.635cm" fo:margin-left="3.15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87cm" fo:text-indent="-0.635cm" fo:margin-left="3.78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2cm" fo:text-indent="-0.635cm" fo:margin-left="4.42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57cm" fo:text-indent="-0.635cm" fo:margin-left="5.05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2cm" fo:text-indent="-0.635cm" fo:margin-left="5.69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27cm" fo:text-indent="-0.635cm" fo:margin-left="6.32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2cm" fo:text-indent="-0.635cm" fo:margin-left="6.9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788025672701700480" text:style-name="WW8Num36">
        <text:list-item>
          <text:list>
            <text:list-item>
              <text:list>
                <text:list-item>
                  <text:h text:style-name="P18" text:outline-level="3">ANEXO 1. </text:h>
                </text:list-item>
                <text:list-item>
                  <text:h text:style-name="P20" text:outline-level="3">Criterios de Calificación</text:h>
                </text:list-item>
              </text:list>
            </text:list-item>
          </text:list>
        </text:list-item>
      </text:list>
      <text:p text:style-name="P6">En los módulos profesionales (excepto FCT e Integración) del Ciclo formativo de grado medio de<text:span text:style-name="T3"> Sistemas Microinformáticos y Redes se aplicarán los siguientes criterios de calificación: </text:span></text:p>
      <text:p text:style-name="P9"/>
      <text:p text:style-name="P7">Se calificará al alumno mediante notación numérica de 0 a 10. Una Calificación por debajo de 5 indicará que no ha superado las pruebas de esa/s unidad/es didácticas. </text:p>
      <text:p text:style-name="P7">El curso se divide en tres trimestres. La calificación final será la media de la calificación de cada uno de los trimestres.</text:p>
      <text:p text:style-name="P7">Al final de cada trimestre se entregará al alumno la calificación final del mismo que se obtendrá de acuerdo a los siguientes criterios:</text:p>
      <text:list xml:id="list2513291278466655786" text:style-name="WW8Num52">
        <text:list-item>
          <text:p text:style-name="P8">La calificación se obtendrá de tres elementos</text:p>
        </text:list-item>
      </text:list>
      <text:list xml:id="list4264550962105345615" text:style-name="WW8Num2">
        <text:list-item>
          <text:p text:style-name="P12">Valoración sobre indicadores de tipo <text:span text:style-name="T1">actitudinal</text:span> <text:s/>20 %.</text:p>
        </text:list-item>
        <text:list-item>
          <text:p text:style-name="P12"><text:span text:style-name="T1">Controles</text:span> sobre conceptos y <text:span text:style-name="T1">pruebas prácticas</text:span> 35%.</text:p>
        </text:list-item>
        <text:list-item>
          <text:p text:style-name="P12"><text:span text:style-name="T1">Actividades y tareas</text:span> sobre conceptos y de tipo práctico 45%. </text:p>
        </text:list-item>
        <text:list-item>
          <text:p text:style-name="P13">Las actividades sobre conceptos y las prácticas tendrán un peso distinto en función de su relevancia. </text:p>
        </text:list-item>
        <text:list-item>
          <text:p text:style-name="P13">Para tener al menos un 5 sobre 10 en el trimestre:</text:p>
        </text:list-item>
        <text:list-item>
          <text:p text:style-name="P12">Se ha de tener aprobado cada una de las partes (actitudinal, pruebas prácticas y controles y tareas sobre conceptos y prácticas a partir de que se obtiene la calificación del trimestre.</text:p>
        </text:list-item>
        <text:list-item>
          <text:p text:style-name="P12">Se han de aprobar todas las pruebas prácticas y todos los controles sobre conceptos.</text:p>
        </text:list-item>
        <text:list-item>
          <text:p text:style-name="P12">Se ha de entregar, al menos, un 85% de las tareas sobre conceptos y prácticas.</text:p>
        </text:list-item>
        <text:list-item>
          <text:p text:style-name="P13">Con carácter general, las actividades tendrán un plazo de entrega/corrección. Las entregas realizadas fuera de plazo, si esta posibilidad está contemplada, se penalizarán un 15% en la nota de la actividad.</text:p>
        </text:list-item>
        <text:list-item>
          <text:p text:style-name="P13">La calificación obtenida en pruebas de recuperación se penalizará en un 15% a la hora de incluirla en el cálculo de la nota, salvo en el caso de que sea un 5 que se mantendrá en un 5.</text:p>
        </text:list-item>
        <text:list-item>
          <text:p text:style-name="P13">Para obtener una calificación final de aprobado se han de aprobar todos los trimestres que componen el curso.</text:p>
        </text:list-item>
        <text:list-item>
          <text:p text:style-name="P14"><text:soft-page-break/><text:span text:style-name="T4">La</text:span><text:span text:style-name="T5"> </text:span><text:span text:style-name="T4">calificación</text:span><text:span text:style-name="T5"> </text:span><text:span text:style-name="T4">que</text:span><text:span text:style-name="T5"> </text:span><text:span text:style-name="T4">aparecerá</text:span><text:span text:style-name="T5"> </text:span><text:span text:style-name="T4">en</text:span><text:span text:style-name="T5"> </text:span><text:span text:style-name="T4">cada</text:span><text:span text:style-name="T5"> </text:span><text:span text:style-name="T4">una</text:span><text:span text:style-name="T5"> </text:span><text:span text:style-name="T4">de</text:span><text:span text:style-name="T5"> </text:span><text:span text:style-name="T4">las</text:span><text:span text:style-name="T5"> </text:span><text:span text:style-name="T4">evaluaciones</text:span><text:span text:style-name="T5"> </text:span><text:span text:style-name="T4">será</text:span><text:span text:style-name="T5"> </text:span><text:span text:style-name="T4">la</text:span><text:span text:style-name="T5"> </text:span><text:span text:style-name="T4">resultante</text:span><text:span text:style-name="T5"> </text:span><text:span text:style-name="T4">de</text:span><text:span text:style-name="T5"> </text:span><text:span text:style-name="T4">aplicar</text:span><text:span text:style-name="T5"> </text:span><text:span text:style-name="T4">los</text:span><text:span text:style-name="T5"> </text:span><text:span text:style-name="T4">correspondiente</text:span><text:span text:style-name="T5"> </text:span><text:span text:style-name="T4">porcentajes</text:span><text:span text:style-name="T5"> </text:span><text:span text:style-name="T4">citados</text:span><text:span text:style-name="T5"> </text:span><text:span text:style-name="T4">al</text:span><text:span text:style-name="T5"> </text:span><text:span text:style-name="T4">principio,</text:span><text:span text:style-name="T5"> </text:span><text:span text:style-name="T4">no</text:span><text:span text:style-name="T5"> </text:span><text:span text:style-name="T4">obstante,</text:span><text:span text:style-name="T5"> </text:span><text:span text:style-name="T4">como</text:span><text:span text:style-name="T5"> </text:span><text:span text:style-name="T4">esta</text:span><text:span text:style-name="T5"> </text:span><text:span text:style-name="T4">calificación</text:span><text:span text:style-name="T5"> </text:span><text:span text:style-name="T4">debe</text:span><text:span text:style-name="T5"> </text:span><text:span text:style-name="T4">ser</text:span><text:span text:style-name="T5"> </text:span><text:span text:style-name="T4">un</text:span><text:span text:style-name="T5"> </text:span><text:span text:style-name="T4">número</text:span><text:span text:style-name="T5"> </text:span><text:span text:style-name="T4">entero</text:span><text:span text:style-name="T5"> </text:span><text:span text:style-name="T4">del</text:span><text:span text:style-name="T5"> </text:span><text:span text:style-name="T4">1</text:span><text:span text:style-name="T5"> </text:span><text:span text:style-name="T4">al</text:span><text:span text:style-name="T5"> </text:span><text:span text:style-name="T4">10,</text:span><text:span text:style-name="T5"> </text:span><text:span text:style-name="T4">la</text:span><text:span text:style-name="T5"> </text:span><text:span text:style-name="T4">nota</text:span><text:span text:style-name="T5"> </text:span><text:span text:style-name="T4">obtenida</text:span><text:span text:style-name="T5"> </text:span><text:span text:style-name="T4">será</text:span><text:span text:style-name="T5"> </text:span><text:span text:style-name="T4">redondeada</text:span><text:span text:style-name="T5"> </text:span><text:span text:style-name="T4">al</text:span><text:span text:style-name="T5"> </text:span><text:span text:style-name="T4">entero</text:span><text:span text:style-name="T5"> </text:span><text:span text:style-name="T4">más</text:span><text:span text:style-name="T5"> </text:span><text:span text:style-name="T4">próximo,</text:span><text:span text:style-name="T5"> </text:span><text:span text:style-name="T4">excepto</text:span><text:span text:style-name="T5"> </text:span><text:span text:style-name="T4">si</text:span><text:span text:style-name="T5"> </text:span><text:span text:style-name="T4">se</text:span><text:span text:style-name="T5"> </text:span><text:span text:style-name="T4">encuentra</text:span><text:span text:style-name="T5"> </text:span><text:span text:style-name="T4">entre</text:span><text:span text:style-name="T5"> </text:span><text:span text:style-name="T4">4.50</text:span><text:span text:style-name="T5"> </text:span><text:span text:style-name="T4">y</text:span><text:span text:style-name="T5"> </text:span><text:span text:style-name="T4">4.99</text:span><text:span text:style-name="T5"> </text:span><text:span text:style-name="T4">que</text:span><text:span text:style-name="T5"> </text:span><text:span text:style-name="T4">se</text:span><text:span text:style-name="T5"> </text:span><text:span text:style-name="T4">considerará</text:span><text:span text:style-name="T5"> </text:span><text:span text:style-name="T4">un</text:span><text:span text:style-name="T5"> </text:span><text:span text:style-name="T4">4.</text:span><text:span text:style-name="T6"> </text:span></text:p>
        </text:list-item>
      </text:list>
      <text:h text:style-name="P17" text:outline-level="3">Contenidos mínimos y criterios de recuperación</text:h>
      <text:p text:style-name="P10">No existirá el concepto de “recuperación” en el sentido de que existan exámenes específicos cuando no se superen unidades anteriores. Se hará una evaluación continua y personalizada, que permite evaluar al alumno todos los contenidos. </text:p>
      <text:p text:style-name="P10"><text:span text:style-name="T7">Con carácter excepcional</text:span> se <text:span text:style-name="T7">podrán realizar</text:span>, de cada unidad pruebas de recuperación que consistirán en pruebas sobre conceptos, pruebas con supuestos prácticos y pruebas prácticas de la unidad. Superar dichas pruebas no supone “aprobar la unidad”. La superación de los contenidos mínimos estará condicionada a la realización de todas las actividades que incluye el módulo para cada unidad de trabajo.</text:p>
      <text:p text:style-name="P11">También, con carácter excepcional se podrán realizar pruebas de recuperación trimestrales.</text:p>
      <text:p text:style-name="P10">Se considerará que el alumno supera el módulo y por tanto ha alcanzado los contenidos mínimos cuando de resultado de baremar a través del Cuaderno de Aula, siguiendo los criterios previamente establecidos, los diferentes contenidos que componen las unidades de trabajo del módulo el alumno obtiene una nota superior o igual a 5.</text:p>
      <text:p text:style-name="P10">El contenido mínimo significa que el alumno tiene un conocimiento básico del contenido a evaluar, aunque no tenga la soltura suficiente para tomar decisiones sobre nuevas tareas. <text:s/>El criterio de las notas de evaluación sobre los contenidos se ha explicado en el apartado sobre criterios de evaluación.</text:p>
      <text:h text:style-name="P17" text:outline-level="3">Pérdida de la evaluación continua</text:h>
      <text:p text:style-name="P10">La inasistencia reiterada a clase de forma que el alumno acumule más de un 15% de faltas sobre el total de horas del módulo supondrá la pérdida automática del derecho de evaluación continua.</text:p>
      <text:h text:style-name="P21" text:outline-level="4">Procedimiento de notificación de la pérdida de la evaluación continua</text:h>
      <text:p text:style-name="P10">Al alumno se le notificará por escrito, con acuse de recibo, cuando acumule un 5% de faltas y posteriormente cuando acumule un 10% de las faltas. </text:p>
      <text:p text:style-name="P10">Cuando el alumno acumule un 15% de faltas sobre el total de horas del módulo se le comunicará de la misma forma la pérdida de la evaluación continua</text:p>
      <text:h text:style-name="P21" text:outline-level="4">Sistemas e instrumentos de evaluación para los alumnos que han perdido el derecho a la evaluación continua</text:h>
      <text:p text:style-name="P4">En el caso de pérdida de evaluación continua por los criterios establecidos en la concreción curricular del ciclo, los alumnos con pérdida de la evaluación continua realizarán en fechas acordadas en el Departamento y comunicadas a los alumnos <text:soft-page-break/>afectados las siguientes pruebas:</text:p>
      <text:p text:style-name="P5"/>
      <text:list xml:id="list8676295241864239299" text:style-name="L1">
        <text:list-item>
          <text:p text:style-name="P15">Prueba escrita sobre contenidos del módulo. Incluirá preguntas sobre conceptos y supuestos prácticos. Tendrá carácter <text:s/>eliminatorio y el alumno para aprobar debe sacar un mínimo de un 6 sobre 10. </text:p>
        </text:list-item>
        <text:list-item>
          <text:p text:style-name="P16">Prueba práctica para evaluar contenidos procedimentales, delante del ordenador. El alumno deberá, además de realizar la prueba, contestar a preguntas realizadas por el profesor sobre la misma y realizar posibles modificaciones y cambios a solicitud del profesor. Para aprobar el alumno debe sacar un mínimo de un 6 sobre 10. </text:p>
        </text:list-item>
      </text:list>
      <text:list xml:id="list2165737330" text:continue-list="list5788025672701700480" text:style-name="WW8Num36">
        <text:list-item>
          <text:list>
            <text:list-item>
              <text:list>
                <text:list-item>
                  <text:h text:style-name="P19" text:outline-level="3"/>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Lohit Hindi1" svg:font-family="'Lohit Hindi'"/>
    <style:font-face style:name="OpenSymbol" svg:font-family="OpenSymbol"/>
    <style:font-face style:name="StarSymbol" svg:font-family="StarSymbol, 'Arial Unicode MS'"/>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Lohit Hindi2" svg:font-family="'Lohit Hindi'"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Arial Unicode M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class="extra"/>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er" style:next-style-name="WW-Cuerpo_20_de_20_texto" style:default-outline-level="3" style:class="text">
      <style:paragraph-properties fo:margin-left="1.27cm" fo:margin-right="0cm" fo:margin-top="0.423cm" fo:margin-bottom="0.212cm" style:contextual-spacing="false" fo:line-height="115%" fo:text-indent="-1.27cm" style:auto-text-indent="false" fo:keep-with-next="always"/>
      <style:text-properties style:font-name="Arial" fo:font-size="14pt" fo:language="es" fo:country="ES" fo:font-weight="bold" style:font-name-asian="Droid Sans Fallback" style:font-size-asian="14pt" style:language-asian="zh" style:country-asian="CN" style:font-weight-asian="bold" style:font-name-complex="Lohit Hindi2" style:font-size-complex="14pt" style:language-complex="hi" style:country-complex="IN" style:font-weight-complex="bold"/>
    </style:style>
    <style:style style:name="WW-Cuerpo_20_de_20_texto" style:display-name="WW-Cuerpo de texto" style:family="paragraph" style:parent-style-name="Standard">
      <style:paragraph-properties fo:margin-top="0cm" fo:margin-bottom="0.212cm" style:contextual-spacing="false" style:line-height-at-least="0.635cm"/>
      <style:text-properties style:font-name="Arial" fo:language="es" fo:country="ES" style:font-name-asian="Droid Sans Fallback" style:language-asian="zh" style:country-asian="CN" style:font-name-complex="Lohit Hindi2" style:font-size-complex="12pt" style:language-complex="hi" style:country-complex="IN"/>
    </style:style>
    <style:style style:name="Heading_20_2" style:display-name="Heading 2" style:family="paragraph" style:parent-style-name="Header" style:next-style-name="WW-Cuerpo_20_de_20_texto" style:default-outline-level="2" style:class="text">
      <style:paragraph-properties fo:margin-top="0.423cm" fo:margin-bottom="0.212cm" style:contextual-spacing="false" fo:line-height="115%" fo:keep-with-next="always"/>
      <style:text-properties style:font-name="Arial" fo:font-size="14pt" fo:language="es" fo:country="ES" fo:font-style="italic" fo:font-weight="bold" style:font-name-asian="Droid Sans Fallback" style:font-size-asian="14pt" style:language-asian="zh" style:country-asian="CN" style:font-style-asian="italic" style:font-weight-asian="bold" style:font-name-complex="Lohit Hindi2" style:font-size-complex="14pt" style:language-complex="hi" style:country-complex="IN"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er" style:next-style-name="Text_20_body" style:default-outline-level="4" style:class="text">
      <style:paragraph-properties fo:margin-left="0cm" fo:margin-right="0cm" fo:margin-top="0cm" fo:margin-bottom="0cm" style: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WW8Num52z0" style:family="text">
      <style:text-properties style:font-name="Courier New" style:font-name-complex="Courier New"/>
    </style:style>
    <style:style style:name="WW8Num52z2" style:family="text">
      <style:text-properties style:font-name="Wingdings" style:font-name-complex="Wingdings"/>
    </style:style>
    <style:style style:name="WW8Num52z3" style:family="text">
      <style:text-properties style:font-name="Symbol" style:font-name-complex="Symbol"/>
    </style:style>
    <style:style style:name="WW8Num2z0" style:family="text">
      <style:text-properties style:font-name="Wingdings 2" style:font-name-complex="Wingdings 2"/>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6">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consecutive-numbering="true">
      <text:list-level-style-bullet text:level="1" text:style-name="WW8Num52z0" style:num-suffix="." text:bullet-char="o">
        <style:list-level-properties text:list-level-position-and-space-mode="label-alignment">
          <style:list-level-label-alignment text:label-followed-by="listtab" fo:text-indent="-0.635cm" fo:margin-left="0.635cm"/>
        </style:list-level-properties>
        <style:text-properties style:font-name="Courier New1"/>
      </text:list-level-style-bullet>
      <text:list-level-style-bullet text:level="2" text:style-name="WW8Num52z0" style:num-suffix="."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text:style-name="WW8Num52z2"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8Num52z0" style:num-suffix="."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text:style-name="WW8Num52z2"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8Num52z0" style:num-suffix="."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text:style-name="WW8Num52z2"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WW8Num2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WW8Num2z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WW8Num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WW8Num2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WW8Num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WW8Num2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1" style:family="table">
      <style:table-properties style:width="17.036cm" fo:margin-left="-0.035cm" table:align="left" style:writing-mode="lr-tb"/>
    </style:style>
    <style:style style:name="Tabla21.A" style:family="table-column">
      <style:table-column-properties style:column-width="2.344cm"/>
    </style:style>
    <style:style style:name="Tabla21.B" style:family="table-column">
      <style:table-column-properties style:column-width="14.691cm"/>
    </style:style>
    <style:style style:name="Tabla21.1" style:family="table-row">
      <style:table-row-properties style:min-row-height="1.662cm" fo:keep-together="always"/>
    </style:style>
    <style:style style:name="Tabla21.A1" style:family="table-cell">
      <style:table-cell-properties style:vertical-align="top" fo:padding="0.097cm" fo:border-left="1pt solid #000000" fo:border-right="none" fo:border-top="1pt solid #000000" fo:border-bottom="1pt solid #000000" style:writing-mode="lr-tb"/>
    </style:style>
    <style:style style:name="Tabla21.B1" style:family="table-cell">
      <style:table-cell-properties style:vertical-align="top" fo:padding-left="0.018cm" fo:padding-right="0.018cm" fo:padding-top="0cm" fo:padding-bottom="0cm" fo:border="1pt solid #000000" style:writing-mode="lr-tb"/>
    </style:style>
    <style:style style:name="MP1" style:family="paragraph" style:parent-style-name="Table_20_Contents">
      <style:text-properties fo:language="es" fo:country="ES" style:language-asian="zxx" style:country-asian="none"/>
    </style:style>
    <style:style style:name="MP2" style:family="paragraph" style:parent-style-name="Table_20_Contents">
      <style:paragraph-properties fo:text-align="center" style:justify-single-word="false"/>
      <style:text-properties style:font-name="Arial" fo:font-size="10pt" fo:language="es" fo:country="ES" fo:font-weight="bold" style:font-size-asian="10pt" style:font-weight-asian="bold" style:font-name-complex="Arial" style:font-weight-complex="bold"/>
    </style:style>
    <style:style style:name="MP3" style:family="paragraph" style:parent-style-name="Table_20_Contents">
      <style:paragraph-properties fo:text-align="center" style:justify-single-word="false"/>
      <style:text-properties style:font-name="Arial" fo:font-size="10pt" fo:language="es" fo:country="ES" style:font-size-asian="10pt" style:font-name-complex="Arial"/>
    </style:style>
    <style:style style:name="MT1" style:family="text">
      <style:text-properties fo:font-weight="bold" style:font-weight-asian="bold" style:font-weight-complex="bold"/>
    </style:style>
    <style:style style:name="MT2" style:family="text">
      <style:text-properties fo:font-weight="normal" style:font-weight-asian="normal" style:font-weight-complex="normal"/>
    </style:style>
    <style:style style:name="MT3" style:family="text">
      <style:text-properties officeooo:rsid="00085eef"/>
    </style:style>
    <style:style style:name="Mfr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table:table table:name="Tabla21" table:style-name="Tabla21">
          <table:table-column table:style-name="Tabla21.A"/>
          <table:table-column table:style-name="Tabla21.B"/>
          <table:table-row table:style-name="Tabla21.1">
            <table:table-cell table:style-name="Tabla21.A1" office:value-type="string">
              <text:p text:style-name="MP1"><draw:frame draw:style-name="Mfr1" draw:name="Picture" text:anchor-type="as-char" svg:width="1.91cm" svg:height="1.602cm" draw:z-index="2"><draw:image xlink:href="Pictures/100000000000006F0000005D77C8794E.png" xlink:type="simple" xlink:show="embed" xlink:actuate="onLoad"/></draw:frame></text:p>
            </table:table-cell>
            <table:table-cell table:style-name="Tabla21.B1" office:value-type="string">
              <text:p text:style-name="MP2">IES HARÍA. DEPARTAMENTO DE INFORMÁTICA</text:p>
              <text:p text:style-name="MP3"><text:span text:style-name="MT1">Ciclo formativo:</text:span> Sistemas Microinformáticos y Redes</text:p>
              <text:p text:style-name="MP3"><text:span text:style-name="MT1">Módulos profesionales: </text:span><text:span text:style-name="MT2">criterios de calificación</text:span></text:p>
              <text:p text:style-name="MP3"><text:span text:style-name="MT1">Curso: </text:span>201<text:span text:style-name="MT3">3</text:span>-1<text:span text:style-name="MT3">4</text:span></text:p>
            </table:table-cell>
          </table:table-row>
        </table:table>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2-10-23T01:59:24</meta:creation-date>
    <dc:date>2013-10-24T18:16:08</dc:date>
    <dc:creator>ivan </dc:creator>
    <meta:editing-duration>P0D</meta:editing-duration>
    <meta:editing-cycles>3</meta:editing-cycles>
    <meta:generator>LibreOffice/4.0.2.2$Linux_x86 LibreOffice_project/400m0$Build-2</meta:generator>
    <meta:document-statistic meta:table-count="1" meta:image-count="1" meta:object-count="0" meta:page-count="3" meta:paragraph-count="39" meta:word-count="853" meta:character-count="5251" meta:non-whitespace-character-count="4438"/>
  </office:meta>
</office:document-meta>
</file>